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fc8d3" officeooo:paragraph-rsid="001fc8d3"/>
    </style:style>
    <style:style style:name="P2" style:family="paragraph" style:parent-style-name="Standard">
      <style:text-properties officeooo:rsid="001fc8d3" officeooo:paragraph-rsid="0020f5a7"/>
    </style:style>
    <style:style style:name="P3" style:family="paragraph" style:parent-style-name="Standard">
      <style:text-properties style:text-underline-style="solid" style:text-underline-width="auto" style:text-underline-color="font-color" officeooo:rsid="001fc8d3" officeooo:paragraph-rsid="001fc8d3"/>
    </style:style>
    <style:style style:name="P4" style:family="paragraph" style:parent-style-name="Standard">
      <style:text-properties style:text-underline-style="none" officeooo:rsid="001fc8d3" officeooo:paragraph-rsid="001fc8d3"/>
    </style:style>
    <style:style style:name="P5" style:family="paragraph" style:parent-style-name="Standard">
      <style:text-properties style:text-underline-style="none" officeooo:rsid="0020f5a7" officeooo:paragraph-rsid="0020f5a7"/>
    </style:style>
    <style:style style:name="P6" style:family="paragraph" style:parent-style-name="Standard">
      <style:text-properties officeooo:rsid="0020f5a7" officeooo:paragraph-rsid="0020f5a7"/>
    </style:style>
    <style:style style:name="T1" style:family="text">
      <style:text-properties officeooo:rsid="0020f5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2</text:p>
      <text:p text:style-name="P1"/>
      <text:p text:style-name="P6">Tools required :</text:p>
      <text:p text:style-name="P6">- SSH Client (native if you have Linux or Mac. If you have Windows, well, search a decent ssh client)</text:p>
      <text:p text:style-name="P6">- SSH key</text:p>
      <text:p text:style-name="P6">- Java IDE (don't use netbeans if you have self respect. I use intelliJ, that is the only prioprietary software I use. Community Edition is free and enough)</text:p>
      <text:p text:style-name="P6"/>
      <text:p text:style-name="P3">Create account</text:p>
      <text:p text:style-name="P1"/>
      <text:p text:style-name="P1">1. Connect via ssh to <text:a xlink:type="simple" xlink:href="mailto:usercreator@ns3024382.ip-149-202-81.eu" text:style-name="Internet_20_link" text:visited-style-name="Visited_20_Internet_20_Link">usercreator@ns3024382.ip-149-202-81.eu</text:a> (passwd : creator123)</text:p>
      <text:p text:style-name="P1"/>
      <text:p text:style-name="P1">2. Create an account using first char of your firstname then lastname (for me, it would be psauvage) via :</text:p>
      <text:p text:style-name="P1">sudo adduser &lt;your_username&gt; -p `openssl passwd -1 &lt;YOUR_SECRET_PASSWD&gt;` (backquote!!!, from ALTGR+7, not 4)</text:p>
      <text:p text:style-name="P6">Password MUST be at least 12 chars long.</text:p>
      <text:p text:style-name="P1"/>
      <text:p text:style-name="P1">3. exit</text:p>
      <text:p text:style-name="P1"/>
      <text:p text:style-name="P2">4. Reconnect via ssh to &lt;your_username&gt;@ns3024382.ip-149-202-81.eu</text:p>
      <text:p text:style-name="P2"/>
      <text:p text:style-name="P2"><text:span text:style-name="T1">5. Install your public ssh key into ~/.ssh/authorized_keys2</text:span></text:p>
      <text:p text:style-name="P6"/>
      <text:p text:style-name="P6">6. Exit and reconnect to check your SSH key. If it is not working... you will have to use your passwd.</text:p>
      <text:p text:style-name="P6"/>
      <text:p text:style-name="P2"><text:span text:style-name="T1">7. </text:span>If you have troubles CONTACT ME, I will delete your account and let you restart from beginning.</text:p>
      <text:p text:style-name="P1"/>
      <text:p text:style-name="P1">Subject :</text:p>
      <text:p text:style-name="P1"/>
      <text:p text:style-name="P3">Create M/R software</text:p>
      <text:p text:style-name="P4"/>
      <text:p text:style-name="P4">look at /res/prenoms.csv on hdfs (hdfs dfs -cat).</text:p>
      <text:p text:style-name="P4"/>
      <text:p text:style-name="P4">It contains semicolon separated csv exports of first names. The header (column name) is</text:p>
      <text:p text:style-name="P4">name;gender (m/f) ;origin ;version (don't pay attention to this value)</text:p>
      <text:p text:style-name="P4">When multiples values are possible (gender, origin), they are comma separated.</text:p>
      <text:p text:style-name="P4"/>
      <text:p text:style-name="P4">Create M/R Softwares to get these stats (1 M/R per stat) <text:span text:style-name="T1">(16pts)</text:span>:</text:p>
      <text:p text:style-name="P4">- Count first name by origin</text:p>
      <text:p text:style-name="P4">- Count number of first name by number of origin (how many first name has x origins ? For x = 1,2,3...)</text:p>
      <text:p text:style-name="P4">- <text:s/>Proportion (in%) of male or female</text:p>
      <text:p text:style-name="P4"/>
      <text:p text:style-name="P4">For each M/R : Can we use Combiner? Why? <text:span text:style-name="T1">(4pts)</text:span></text:p>
      <text:p text:style-name="P4"/>
      <text:p text:style-name="P5">Special bonus : How many reducers should I have if I want to generate a web page from these stats, considering that I will implement a special OutputWriter and nothing else ? Why ? (Details on the OutputWriter are not asked).</text:p>
      <text:p text:style-name="P5"><text:soft-page-break/>Code should be on your git repo. Use a pom.xml, AUTHORS file and README.md files without responses. Responses should be IN A TEXT FILE CALLED tp2.txt IN YOUR linux home directory , ON THE SERVER.</text:p>
      <text:p text:style-name="P5"/>
      <text:p text:style-name="P5">No git : 0/16</text:p>
      <text:p text:style-name="P5">Response on git : 0/20</text:p>
      <text:p text:style-name="P5">no response in the textfile, no textfile, or textfile somewhere else than expected : 0/4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16:16.507362535</meta:creation-date>
    <dc:date>2016-10-07T13:48:22.117099187</dc:date>
    <meta:editing-duration>PT15M45S</meta:editing-duration>
    <meta:editing-cycles>1</meta:editing-cycles>
    <meta:document-statistic meta:table-count="0" meta:image-count="0" meta:object-count="0" meta:page-count="2" meta:paragraph-count="31" meta:word-count="368" meta:character-count="2103" meta:non-whitespace-character-count="1765"/>
    <meta:generator>LibreOffice/5.0.6.2$Linux_X86_64 LibreOffice_project/00$Build-2</meta:generator>
  </office:meta>
</office:document-meta>
</file>